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MainTable" style:family="table" style:display-name="MainTable">
      <style:table-properties style:width="17cm" table:align="margins"/>
    </style:style>
    <style:style style:name="TableHeaderRow" style:family="table-row" style:display-name="TableHeaderRow">
      <style:table-row-properties style:min-row-height="0.8cm"/>
    </style:style>
    <style:style style:name="HeaderCell" style:family="table-cell" style:display-name="HeaderCell">
      <style:table-cell-properties fo:padding="0.15cm" fo:background-color="#2c3e50" style:border-line-width-bottom="0.02cm"/>
    </style:style>
    <style:style style:name="HeaderText" style:family="paragraph" style:display-name="HeaderText">
      <style:paragraph-properties fo:text-align="center"/>
      <style:text-properties fo:font-size="9pt" fo:font-weight="bold" fo:color="#ffffff"/>
    </style:style>
    <style:style style:name="BodyCell" style:family="table-cell" style:display-name="BodyCell">
      <style:table-cell-properties fo:padding="0.12cm" fo:border-bottom="0.5pt solid #dddddd"/>
    </style:style>
    <style:style style:name="CellText" style:family="paragraph" style:display-name="CellText">
      <style:text-properties fo:font-size="9pt" fo:color="#333333"/>
    </style:style>
    <style:style style:name="Col_Desc" style:family="table-column" style:display-name="Col_Desc">
      <style:table-column-properties style:column-width="8cm"/>
    </style:style>
    <style:style style:name="Col_Qty" style:family="table-column" style:display-name="Col_Qty">
      <style:table-column-properties style:column-width="2cm"/>
    </style:style>
    <style:style style:name="Col_PU" style:family="table-column" style:display-name="Col_PU">
      <style:table-column-properties style:column-width="3cm"/>
    </style:style>
    <style:style style:name="Col_Total" style:family="table-column" style:display-name="Col_Total">
      <style:table-column-properties style:column-width="4cm"/>
    </style:style>
  </office:automatic-styles>
  <office:body>
    <office:text>
      <text:p text:style-name="Title">${entreprise.nom}</text:p>
      <text:p text:style-name="Subtitle">${entreprise.adresse}</text:p>
      <text:p text:style-name="Small">SIRET : ${entreprise.siret} <text:s text:c="1"/>| <text:s text:c="1"/>${entreprise.email} <text:s text:c="1"/>| <text:s text:c="1"/>${entreprise.telephone}</text:p>
      <text:p text:style-name="Normal"/>
      <text:p text:style-name="Title">FACTURE N° ${system.numero_auto}</text:p>
      <text:p text:style-name="Normal">Date d'émission : ${system.date}</text:p>
      <text:p text:style-name="Normal"/>
      <text:p text:style-name="SectionHeader">— Client</text:p>
      <text:p text:style-name="Normal">${client.nom_complet}</text:p>
      <text:p text:style-name="Normal">[#if client.societe??]${client.societe}[/#if]</text:p>
      <text:p text:style-name="Normal">[#if client.email??]${client.email}[/#if]</text:p>
      <text:p text:style-name="Normal">[#if client.telephone??]${client.telephone}[/#if]</text:p>
      <text:p text:style-name="Normal">[#if client.code_postal??]${client.code_postal} ${client.ville}[/#if]</text:p>
      <text:p text:style-name="Normal"/>
      <text:p text:style-name="SectionHeader">— Bien concerné</text:p>
      <text:p text:style-name="Normal">${property.nom}</text:p>
      <text:p text:style-name="Normal">${property.adresse}</text:p>
      <text:p text:style-name="Normal">${property.code_postal} ${property.ville}</text:p>
      <text:p text:style-name="Normal">[#if property.type??]Type : ${property.type} <text:s text:c="1"/>| <text:s text:c="1"/>Surface : ${property.surface}[/#if]</text:p>
      <text:p text:style-name="Normal"/>
      <text:p text:style-name="SectionHeader">— Intervention</text:p>
      <text:p text:style-name="Normal">Référence : #${intervention.id}</text:p>
      <text:p text:style-name="Normal">[#if intervention.titre??]Objet : ${intervention.titre}[/#if]</text:p>
      <text:p text:style-name="Normal">[#if intervention.description??]Description : ${intervention.description}[/#if]</text:p>
      <text:p text:style-name="Normal">[#if intervention.type??]Type : ${intervention.type}[/#if]</text:p>
      <text:p text:style-name="Normal">[#if intervention.statut??]Statut : ${intervention.statut}[/#if]</text:p>
      <text:p text:style-name="Normal">[#if intervention.date_debut??]Date début : ${intervention.date_debut}[/#if]</text:p>
      <text:p text:style-name="Normal">[#if intervention.date_fin??]Date fin : ${intervention.date_fin}[/#if]</text:p>
      <text:p text:style-name="Normal">[#if intervention.date_completion??]Complétée le : ${intervention.date_completion}[/#if]</text:p>
      <text:p text:style-name="Normal">[#if intervention.duree_reelle??]Durée réelle : ${intervention.duree_reelle}[/#if]</text:p>
      <text:p text:style-name="Normal"/>
      <text:p text:style-name="Small">[#if technicien.nom_complet??]</text:p>
      <text:p text:style-name="SectionHeader">— Technicien / Prestataire</text:p>
      <text:p text:style-name="Normal">${technicien.nom_complet}</text:p>
      <text:p text:style-name="Normal">[#if technicien.email??]${technicien.email}[/#if]</text:p>
      <text:p text:style-name="Normal">[#if technicien.telephone??]${technicien.telephone}[/#if]</text:p>
      <text:p text:style-name="Normal"/>
      <text:p text:style-name="Small">[/#if]</text:p>
      <text:p text:style-name="SectionHeader">— Détail des prestations</text:p>
      <text:p text:style-name="Small">[#if intervention.lignes??]</text:p>
      <text:p text:style-name="Small">[#list intervention.lignes as ligne]</text:p>
      <table:table table:name="LignesFacture" table:style-name="MainTable">
        <table:table-column table:style-name="Col_Desc"/>
        <table:table-column table:style-name="Col_Qty"/>
        <table:table-column table:style-name="Col_PU"/>
        <table:table-column table:style-name="Col_Total"/>
        <table:table-header-rows>
          <table:table-row table:style-name="TableHeaderRow">
            <table:table-cell table:style-name="HeaderCell">
              <text:p text:style-name="HeaderText">Description</text:p>
            </table:table-cell>
            <table:table-cell table:style-name="HeaderCell">
              <text:p text:style-name="HeaderText">Qté</text:p>
            </table:table-cell>
            <table:table-cell table:style-name="HeaderCell">
              <text:p text:style-name="HeaderText">Prix unitaire</text:p>
            </table:table-cell>
            <table:table-cell table:style-name="HeaderCell">
              <text:p text:style-name="HeaderText">Total</text:p>
            </table:table-cell>
          </table:table-row>
        </table:table-header-rows>
        <table:table-row>
          <table:table-cell table:style-name="BodyCell">
            <text:p text:style-name="CellText">${ligne.description}</text:p>
          </table:table-cell>
          <table:table-cell table:style-name="BodyCell">
            <text:p text:style-name="CellText">${ligne.quantite}</text:p>
          </table:table-cell>
          <table:table-cell table:style-name="BodyCell">
            <text:p text:style-name="CellText">${ligne.prix_unitaire}</text:p>
          </table:table-cell>
          <table:table-cell table:style-name="BodyCell">
            <text:p text:style-name="CellText">${ligne.total}</text:p>
          </table:table-cell>
        </table:table-row>
      </table:table>
      <text:p text:style-name="Small">[/#list]</text:p>
      <text:p text:style-name="Small">[/#if]</text:p>
      <text:p text:style-name="Normal"/>
      <text:p text:style-name="RightAligned">Coût estimé : <text:s text:c="1"/>${intervention.cout_estime}</text:p>
      <text:p text:style-name="RightAligned">Coût réel : <text:s text:c="1"/>${intervention.cout_reel}</text:p>
      <text:p text:style-name="Normal"/>
      <text:p text:style-name="SectionHeader">— Paiement</text:p>
      <text:p text:style-name="Normal">[#if paiement.statut??]Statut : ${paiement.statut}[/#if]</text:p>
      <text:p text:style-name="Normal">[#if paiement.montant??]Montant : ${paiement.montant}[/#if]</text:p>
      <text:p text:style-name="Normal">[#if paiement.date_paiement??]Date de paiement : ${paiement.date_paiement}[/#if]</text:p>
      <text:p text:style-name="Normal">[#if paiement.reference_stripe??]Référence : ${paiement.reference_stripe}[/#if]</text:p>
      <text:p text:style-name="Normal"/>
      <text:p text:style-name="Small">[#if intervention.notes??]</text:p>
      <text:p text:style-name="SectionHeader">— Notes</text:p>
      <text:p text:style-name="Normal">${intervention.notes}</text:p>
      <text:p text:style-name="Small">[/#if]</text:p>
      <text:p text:style-name="Small">[#if intervention.notes_technicien??]</text:p>
      <text:p text:style-name="SectionHeader">— Notes du technicien</text:p>
      <text:p text:style-name="Normal">${intervention.notes_technicien}</text:p>
      <text:p text:style-name="Small">[/#if]</text:p>
      <text:p text:style-name="Separator"/>
      <text:p text:style-name="SectionHeader">— Conditions de paiement</text:p>
      <text:p text:style-name="Normal">[#if nf.conditions_paiement??]${nf.conditions_paiement}[/#if]</text:p>
      <text:p text:style-name="Normal"/>
      <text:p text:style-name="Separator"/>
      <text:p text:style-name="Legal">[#if nf??]</text:p>
      <text:p text:style-name="Legal">${nf.legal_mention_1}</text:p>
      <text:p text:style-name="Legal">[#if nf.legal_mention_2??]${nf.legal_mention_2}[/#if]</text:p>
      <text:p text:style-name="Legal">[/#if]</text:p>
      <text:p text:style-name="Separator"/>
      <text:p text:style-name="Small">${entreprise.nom} <text:s text:c="1"/>— <text:s text:c="1"/>${entreprise.adresse} <text:s text:c="1"/>— <text:s text:c="1"/>SIRET ${entreprise.siret}</text:p>
      <text:p text:style-name="Small">Document généré le ${system.date} — Réf. ${system.numero_auto}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itle" style:family="paragraph" style:display-name="Title">
      <style:paragraph-properties fo:margin-top="0cm" fo:margin-bottom="0.3cm"/>
      <style:text-properties fo:font-size="22pt" fo:font-weight="bold" fo:color="#1a1a2e"/>
    </style:style>
    <style:style style:name="Subtitle" style:family="paragraph" style:display-name="Subtitle">
      <style:paragraph-properties fo:margin-top="0cm" fo:margin-bottom="0.2cm"/>
      <style:text-properties fo:font-size="11pt" fo:color="#666666"/>
    </style:style>
    <style:style style:name="SectionHeader" style:family="paragraph" style:display-name="SectionHeader">
      <style:paragraph-properties fo:margin-top="0.5cm" fo:margin-bottom="0.2cm" style:border-line-width-bottom="0.02cm" fo:padding-bottom="0.1cm"/>
      <style:text-properties fo:font-size="12pt" fo:font-weight="bold" fo:color="#2c3e50"/>
    </style:style>
    <style:style style:name="Normal" style:family="paragraph" style:display-name="Normal">
      <style:paragraph-properties fo:margin-top="0.05cm" fo:margin-bottom="0.05cm"/>
      <style:text-properties fo:font-size="10pt" fo:color="#333333"/>
    </style:style>
    <style:style style:name="Small" style:family="paragraph" style:display-name="Small">
      <style:paragraph-properties fo:margin-top="0.02cm" fo:margin-bottom="0.02cm"/>
      <style:text-properties fo:font-size="8pt" fo:color="#888888"/>
    </style:style>
    <style:style style:name="Bold" style:family="text" style:display-name="Bold">
      <style:text-properties fo:font-weight="bold"/>
    </style:style>
    <style:style style:name="RightAligned" style:family="paragraph" style:display-name="RightAligned">
      <style:paragraph-properties fo:text-align="end" fo:margin-top="0.05cm" fo:margin-bottom="0.05cm"/>
      <style:text-properties fo:font-size="10pt"/>
    </style:style>
    <style:style style:name="CenterAligned" style:family="paragraph" style:display-name="CenterAligned">
      <style:paragraph-properties fo:text-align="center" fo:margin-top="0.05cm" fo:margin-bottom="0.05cm"/>
      <style:text-properties fo:font-size="10pt"/>
    </style:style>
    <style:style style:name="Separator" style:family="paragraph" style:display-name="Separator">
      <style:paragraph-properties fo:margin-top="0.3cm" fo:margin-bottom="0.3cm" style:border-line-width-bottom="0.02cm"/>
    </style:style>
    <style:style style:name="Legal" style:family="paragraph" style:display-name="Legal">
      <style:paragraph-properties fo:margin-top="0.1cm" fo:margin-bottom="0.05cm"/>
      <style:text-properties fo:font-size="7.5pt" fo:color="#999999" fo:font-style="italic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